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3D000000668DC6D167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ahoma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P6" style:family="paragraph" style:parent-style-name="prov_5f_corpo_5f_testo"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P7" style:family="paragraph" style:parent-style-name="prov_5f_corpo_5f_testo">
      <style:text-properties fo:font-size="10pt" style:font-size-asian="10pt" style:font-size-complex="10pt"/>
    </style:style>
    <style:style style:name="P8" style:family="paragraph" style:parent-style-name="prov_5f_corpo_5f_testo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prov_5f_corpo_5f_testo">
      <style:paragraph-properties fo:margin-top="0cm" fo:margin-bottom="0cm" style:contextual-spacing="false" fo:line-height="150%" fo:text-align="justify" style:justify-single-word="false" style:writing-mode="lr-tb">
        <style:tab-stops/>
      </style:paragraph-properties>
      <style:text-properties style:font-name="Tahoma" fo:font-size="10pt" style:text-underline-style="none" style:font-size-asian="10pt" style:font-weight-asian="normal" style:font-name-complex="Times New Roman" style:font-size-complex="10pt" style:font-weight-complex="normal"/>
    </style:style>
    <style:style style:name="P10" style:family="paragraph" style:parent-style-name="prov_5f_s04">
      <style:text-properties style:font-name="Tahoma" fo:font-size="12pt" style:font-size-asian="12pt" style:font-size-complex="12pt"/>
    </style:style>
    <style:style style:name="P11" style:family="paragraph" style:parent-style-name="prov_5f_proposta">
      <style:text-properties style:font-name="Tahoma" fo:font-size="9pt" style:font-size-asian="9pt" style:font-size-complex="9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prov_5f_elenco_5f_trattino" style:list-style-name="trattino"/>
    <style:style style:name="T1" style:family="text">
      <style:text-properties style:font-name="Verdana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officeooo:rsid="000b7cb0" style:font-size-asian="10pt" style:font-size-complex="10pt"/>
    </style:style>
    <style:style style:name="T4" style:family="text">
      <style:text-properties style:font-name="Tahoma"/>
    </style:style>
    <style:style style:name="T5" style:family="text">
      <style:text-properties style:font-name="Tahoma" fo:font-size="10pt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6" style:family="text">
      <style:text-properties style:font-name="Tahoma" fo:font-size="10pt" style:text-underline-style="none" style:font-size-asian="10pt" style:font-name-complex="Times New Roman" style:font-size-complex="10pt"/>
    </style:style>
    <style:style style:name="T7" style:family="text">
      <style:text-properties style:font-name="Tahoma" fo:font-size="10pt" style:text-underline-style="none" fo:font-weight="bold" style:font-size-asian="10pt" style:font-weight-asian="bold" style:font-name-complex="Times New Roman" style:font-size-complex="10pt" style:font-weight-complex="bold"/>
    </style:style>
    <style:style style:name="T8" style:family="text">
      <style:text-properties style:font-name="Tahoma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>[#list documentRoot.determina as d]</text:p>
      <text:p text:style-name="prov_5f_fin"/>
      <text:p text:style-name="P4"/>
      <text:p text:style-name="P10">${d.SUDDIVISIONE} <text:s/>${d.UNITA_PROPONENTE}</text:p>
      <text:p text:style-name="P4"/>
      <text:p text:style-name="P4"/>
      <text:p text:style-name="P4"/>
      <text:p text:style-name="P4"/>
      <text:p text:style-name="prov_5f_s04">*********</text:p>
      <text:p text:style-name="P4"/>
      <text:p text:style-name="P4"/>
      <text:p text:style-name="prov_5f_s04">DETERMINAZIONE</text:p>
      <text:p text:style-name="prov_5f_corpo_5f_testo"/>
      <text:p text:style-name="prov_5f_corpo_5f_testo"/>
      <text:p text:style-name="P11">Proposta n. ${d.CODICE_UNITA_PROPONENTE} ${d.NUMERO_PROPOSTA}/${d.ANNO_PROPOSTA}</text:p>
      <text:p text:style-name="prov_5f_corpo_5f_testo"/>
      <text:section text:style-name="Sect1" text:name="NumeroDetermina" text:protected="true">
        <text:p text:style-name="prov_5f_determina">Determ. n. <text:span text:style-name="T2">${d.NUMERO_DETERMINA}</text:span> del <text:span text:style-name="T2">${d.DATA_DETERMINA}</text:span></text:p>
      </text:section>
      <text:p text:style-name="prov_5f_corpo_5f_testo"/>
      <text:p text:style-name="prov_5f_corpo_5f_testo"/>
      <text:p text:style-name="prov_5f_oggetto">Oggetto: <text:span text:style-name="T8">${d.OGGETTO_DETERMINA}</text:span><text:span text:style-name="T4">.</text:span></text:p>
      <text:p text:style-name="P7"/>
      <text:p text:style-name="P7"/>
      <text:p text:style-name="P7"/>
      <text:p text:style-name="P7"/>
      <text:p text:style-name="prov_5f_titolo">IL DIRIGENTE</text:p>
      <text:p text:style-name="P6"/>
      <text:p text:style-name="P5"/>
      <text:p text:style-name="P5"/>
      <text:p text:style-name="P5"/>
      <text:p text:style-name="P5"/>
      <text:p text:style-name="P8">Premesso:</text:p>
      <text:p text:style-name="P7"/>
      <text:list xml:id="list130867917411564010" text:style-name="trattino">
        <text:list-item>
          <text:p text:style-name="P14">che con atto del gg/mm/aaaa, n..., esecutivo, il Consiglio Provinciale, ha approvato il Bilancio di previsione dell'esercizio 200x;</text:p>
        </text:list-item>
        <text:list-item>
          <text:p text:style-name="P14">che con atto del gg/mm/aaaa, n..., esecutivo, la Giunta provinciale ha approvato il Piano esecutivo di gestione (PEG) 200x individuato i dirigenti responsabili dei centri di costo, determinato gli obiettivi della <text:soft-page-break/>gestione e affidato le necessarie risorse finanziarie;</text:p>
        </text:list-item>
        <text:list-item>
          <text:p text:style-name="P14">che con il suddetto PEG è stata ricondotta al/alla sottoscritto/a la responsabilità del servizio “XYZ”;</text:p>
        </text:list-item>
      </text:list>
      <text:p text:style-name="prov_5f_corpo_5f_testo"/>
      <text:p text:style-name="prov_5f_corpo_5f_testo"><text:span text:style-name="T7">Rilevato</text:span><text:span text:style-name="T6"> che</text:span><text:span text:style-name="T5"> spetta ai responsabili delle risorse finanziarie, individuati direttamente dalla Giunta, adottare, a valere dei capitoli loro assegnati, atti di accertamento nonché prenotazioni di impegno;</text:span></text:p>
      <text:p text:style-name="prov_5f_corpo_5f_testo"><text:span text:style-name="T7">Dato atto</text:span><text:span text:style-name="T6"> che</text:span><text:span text:style-name="T5"> i responsabili delle risorse finanziarie sono autorizzati ad assumere i provvedimenti e a realizzare le operazioni necessarie al perseguimento degli obiettivi assegnati in ottemperanza a quanto stabilito dal regolamento di organizzazione e dal regolamento di contabilità;</text:span></text:p>
      <text:p text:style-name="prov_5f_corpo_5f_testo"><text:span text:style-name="T7">Dato atto</text:span><text:span text:style-name="T5"> altresì che, i responsabili delle risorse eserciteranno la capacità di spesa nel rispetto delle disposizioni esistenti che impongono limiti di spesa e/o che riguardano la scelta del contraente;</text:span></text:p>
      <text:p text:style-name="prov_5f_corpo_5f_testo"><text:span text:style-name="T7">Atteso</text:span><text:span text:style-name="T6"> che</text:span><text:span text:style-name="T5"> i menzionati responsabili non potranno procedere in relazione agli obiettivi diversi da quelli assegnati o intraprendere azioni contrastanti rispetto alle previste;</text:span></text:p>
      <text:p text:style-name="prov_5f_corpo_5f_testo"><text:span text:style-name="T7">Dato atto</text:span><text:span text:style-name="T6"> che</text:span><text:span text:style-name="T5"> la presente determinazione costituisce, ai sensi dell'art. 192 del del d.lgs. 18.8.2000, n. 267, autorizzazione cumulativa per acquisti e forniture fino a 5.000,00 euro (IVA esclusa) da regolare secondo le condizioni generali di contratto dell'ente, così come previsto dal Regolamento per l'acquisizione di beni e servizi in economia;</text:span></text:p>
      <text:p text:style-name="prov_5f_corpo_5f_testo"><text:span text:style-name="T7">Considerato</text:span><text:span text:style-name="T6"> che</text:span><text:span text:style-name="T5"> per il corretto funzionamento del servizio è ora necessario accettare ed impegnare le somme indicate nell'allegato prospetto nella misura e a valere dei corrispondenti capitoli del bilancio 200X;</text:span></text:p>
      <text:p text:style-name="prov_5f_corpo_5f_testo"/>
      <text:p text:style-name="prov_5f_corpo_5f_testo"><text:span text:style-name="T7">Visti </text:span><text:span text:style-name="T5">i vigenti regolamenti di organizzazione e di contabilità;</text:span></text:p>
      <text:p text:style-name="prov_5f_corpo_5f_testo"/>
      <text:p text:style-name="prov_5f_corpo_5f_testo"><text:span text:style-name="T7">Visto</text:span><text:span text:style-name="T5"> il D.lgs. 18.8.2000, n. 267;</text:span></text:p>
      <text:p text:style-name="prov_5f_corpo_5f_testo"/>
      <text:p text:style-name="prov_5f_titolo">DISPONE</text:p>
      <text:p text:style-name="prov_5f_corpo_5f_testo"/>
      <text:list xml:id="list3174655442262881674" text:style-name="abc">
        <text:list-item>
          <text:p text:style-name="prov_5f_elenco_5f_abc">di accertare ed impegnare le risorse finanziarie, nella misura e a valere dei capitoli del Peg 200X indicati nel prospetto allegato al presente provvedimento quale parte integrante;</text:p>
        </text:list-item>
        <text:list-item>
          <text:p text:style-name="prov_5f_elenco_5f_abc">dare atto che il presente provvedimento è conforme agli obiettivi e alle direttive assegnate;</text:p>
        </text:list-item>
      </text:list>
      <text:p text:style-name="prov_5f_corpo_5f_testo"/>
      <text:p text:style-name="prov_5f_corpo_5f_testo"/>
      <text:p text:style-name="prov_5f_corpo_5f_testo"/>
      <text:p text:style-name="prov_5f_corpo_5f_testo"/>
      <text:p text:style-name="P9"/>
      <text:p text:style-name="prov_5f_corpo_5f_testo"/>
      <text:p text:style-name="prov_5f_corpo_5f_testo"/>
      <text:p text:style-name="prov_5f_firma">Sottoscritta dal Dirigente</text:p>
      <text:p text:style-name="prov_5f_firma">(${d.FIRMATARIO})</text:p>
      <text:p text:style-name="prov_5f_firma">con firma digitale</text:p>
      <text:p text:style-name="P12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ahoma3" svg:font-family="Tahoma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2" svg:font-family="Tahoma" style:font-adornments="Grassetto" style:font-family-generic="swiss" style:font-pitch="variable"/>
    <style:font-face style:name="Tahoma1" svg:font-family="Tahoma" style:font-adornments="Normale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intestazione" style:display-name="prov_intestazione" style:family="paragraph" style:next-style-name="Text_20_body" style:class="extra">
      <style:text-properties fo:text-transform="uppercase" style:font-name="Tahoma1" fo:font-family="Tahoma" style:font-style-name="Normale" style:font-family-generic="swiss" style:font-pitch="variable" fo:font-size="10pt" style:text-underline-style="none" fo:font-weight="bold"/>
    </style:style>
    <style:style style:name="Illustration" style:family="paragraph" style:parent-style-name="Caption" style:class="extra"/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style:contextual-spacing="false" fo:line-height="150%" fo:text-align="justify" style:justify-single-word="false" style:page-number="auto" style:writing-mode="lr-tb">
        <style:tab-stops/>
      </style:paragraph-properties>
      <style:text-properties style:font-name="Tahoma1" fo:font-family="Tahoma" style:font-style-name="Normale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fin" style:display-name="prov_fin" style:family="paragraph" style:parent-style-name="Text_20_body">
      <style:paragraph-properties fo:margin-left="0cm" fo:margin-right="10.333cm" fo:margin-top="0cm" fo:margin-bottom="0cm" style:contextual-spacing="false" fo:text-indent="0cm" style:auto-text-indent="false" style:writing-mode="lr-tb">
        <style:tab-stops>
          <style:tab-stop style:position="5.398cm"/>
          <style:tab-stop style:position="6.668cm" style:type="right"/>
          <style:tab-stop style:position="8.5cm" style:type="center"/>
        </style:tab-stops>
      </style:paragraph-properties>
      <style:text-properties style:font-name="Tahoma" fo:font-family="Tahoma" style:font-family-generic="swiss" style:font-pitch="variable" fo:font-size="10pt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s04" style:display-name="prov_s0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2pt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prov_5f_proposta" style:display-name="prov_proposta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normal" style:font-size-asian="9pt" style:font-weight-asian="normal" style:font-name-complex="Times New Roman" style:font-family-complex="'Times New Roman'" style:font-family-generic-complex="roman" style:font-pitch-complex="variable" style:font-size-complex="9pt" style:font-weight-complex="normal"/>
    </style:style>
    <style:style style:name="prov_5f_determina" style:display-name="prov_determina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9pt" style:text-underline-style="none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rov_5f_dirigente" style:display-name="prov_dirigente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ahoma" fo:font-family="Tahoma" style:font-family-generic="swiss" style:font-pitch="variable" fo:font-size="11pt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prov_5f_corpo_5f_testo" style:display-name="prov_corpo_testo" style:family="paragraph" style:parent-style-name="prov_5f_elenco_5f_trattino" style:list-style-name="">
      <style:text-properties style:font-name="Tahoma1" fo:font-family="Tahoma" style:font-style-name="Normale" style:font-family-generic="swiss" style:font-pitch="variable" fo:font-weight="normal" style:font-weight-asian="bold" style:font-weight-complex="bold"/>
    </style:style>
    <style:style style:name="prov_5f_titolo" style:display-name="prov_titolo" style:family="paragraph" style:parent-style-name="Text_20_body" style:next-style-name="prov_5f_corpo_5f_testo" style:master-page-name="">
      <style:paragraph-properties fo:text-align="center" style:justify-single-word="false" style:page-number="auto"/>
      <style:text-properties style:font-name="Tahoma2" fo:font-family="Tahoma" style:font-style-name="Grassetto" style:font-family-generic="swiss" style:font-pitch="variable" fo:font-size="11pt" fo:font-weight="bold"/>
    </style:style>
    <style:style style:name="prov_5f_firma" style:display-name="prov_firma" style:family="paragraph" style:parent-style-name="Text_20_body" style:master-page-name="">
      <style:paragraph-properties fo:margin-left="8.999cm" fo:margin-right="0cm" fo:margin-top="0cm" fo:margin-bottom="0cm" style:contextual-spacing="false" fo:text-align="center" style:justify-single-word="false" fo:text-indent="0cm" style:auto-text-indent="false" style:page-number="auto"/>
      <style:text-properties style:font-name="Tahoma1" fo:font-family="Tahoma" style:font-style-name="Normale" style:font-family-generic="swiss" style:font-pitch="variable" fo:font-size="11pt" fo:font-weight="bold"/>
    </style:style>
    <style:style style:name="prov_5f_elenco_5f_abc" style:display-name="prov_elenco_abc" style:family="paragraph" style:parent-style-name="Text_20_body" style:list-style-name="abc">
      <style:text-properties style:font-name="Tahoma1" fo:font-family="Tahoma" style:font-style-name="Normale" style:font-family-generic="swiss" style:font-pitch="variable" fo:font-size="10pt"/>
    </style:style>
    <style:style style:name="prov_5f_elenco_5f_num" style:display-name="prov_elenco_num" style:family="paragraph" style:parent-style-name="Text_20_body" style:list-style-name="Numbering_20_1" style:master-page-name="">
      <style:paragraph-properties style:page-number="auto"/>
      <style:text-properties style:font-name="Tahoma1" fo:font-family="Tahoma" style:font-style-name="Normale" style:font-family-generic="swiss" style:font-pitch="variable" fo:font-size="10pt"/>
    </style:style>
    <style:style style:name="prov_5f_elenco_5f_num1" style:display-name="prov_elenco_num1" style:family="paragraph" style:parent-style-name="prov_5f_elenco_5f_num" style:list-style-name="Num2"/>
    <style:style style:name="provpc_5f_elenco_5f_punto" style:display-name="provpc_elenco_punto" style:family="paragraph" style:parent-style-name="prov_5f_elenco_5f_trattino" style:list-style-name="punto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3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3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3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3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3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3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3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3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3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3"/>
      </text:list-level-style-bullet>
    </text:list-style>
    <text:list-style style:name="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</text:list-level-style-number>
    </text:list-style>
    <text:list-style style:name="punto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StarSymbol"/>
      </text:list-level-style-bullet>
    </text:list-style>
    <text:list-style style:name="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style style:name="M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ahoma"/>
    </style:style>
    <style:style style:name="MP3" style:family="paragraph" style:parent-style-name="Foot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MT1" style:family="text">
      <style:text-properties style:font-name="Verdana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term. n. ${documentRoot.determina.NUMERO_DETERMINA} del ${documentRoot.determina.DATA_DETERMINA} </text:span>pag.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MP2"/>
        <text:p text:style-name="MP2"/>
        <text:p text:style-name="MP2"/>
        <text:p text:style-name="MP2"/>
        <text:p text:style-name="MP2"/>
      </style:header>
      <style:footer>
        <text:section text:style-name="MSect1" text:name="Pie" text:protected="true">
          <text:p text:style-name="MP3">Determ. n. ${documentRoot.determina.NUMERO_DETERMINA} del ${documentRoot.determina.DATA_DETERMINA} pag. <text:page-number text:select-page="current">1</text:page-number>/<text:page-count>2</text:page-count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 Giatti</meta:initial-creator>
    <meta:creation-date>2010-08-27T12:54:27.23</meta:creation-date>
    <dc:date>2014-07-03T10:40:23.125000000</dc:date>
    <meta:editing-duration>PT2H44M58S</meta:editing-duration>
    <meta:editing-cycles>22</meta:editing-cycles>
    <meta:generator>LibreOffice/4.2.4.2$Windows_x86 LibreOffice_project/63150712c6d317d27ce2db16eb94c2f3d7b699f8</meta:generator>
    <meta:document-statistic meta:table-count="0" meta:image-count="1" meta:object-count="0" meta:page-count="2" meta:paragraph-count="29" meta:word-count="376" meta:character-count="2880" meta:non-whitespace-character-count="2537"/>
  </office:meta>
</office:document-meta>
</file>